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letter-spacing="normal" fo:font-style="normal" fo:font-weight="normal" officeooo:rsid="0016139d" officeooo:paragraph-rsid="0016139d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2pt" fo:font-style="normal" fo:font-weight="normal" officeooo:paragraph-rsid="0016139d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5" style:family="paragraph" style:parent-style-name="Standard">
      <style:text-properties style:font-name="Liberation Serif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font-size="18pt" fo:letter-spacing="normal" fo:font-style="normal" fo:font-weight="normal" officeooo:rsid="0016139d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officeooo:rsid="0016139d" style:font-style-asian="normal" style:font-weight-asian="normal"/>
    </style:style>
    <style:style style:name="T6" style:family="text">
      <style:text-properties officeooo:rsid="0016139d"/>
    </style:style>
    <style:style style:name="T7" style:family="text">
      <style:text-properties style:text-line-through-style="none" style:text-line-through-type="none" style:font-name="Arial" fo:font-size="11pt" style:text-underline-style="none" style:text-blinking="false" fo:background-color="transparent" loext:char-shading-value="0"/>
    </style:style>
    <style:style style:name="T8" style:family="text">
      <style:text-properties style:text-line-through-style="none" style:text-line-through-type="none" fo:font-size="11pt" style:text-underline-style="none" style:text-blinking="false" fo:background-color="transparent" loext:char-shading-value="0"/>
    </style:style>
    <style:style style:name="T9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style:text-line-through-style="none" style:text-line-through-type="none" fo:letter-spacing="normal" style:text-underline-style="none" officeooo:rsid="0016139d" style:text-blinking="false" fo:background-color="transparent" loext:char-shading-value="0" style:font-style-asian="normal" style:font-weight-asian="normal"/>
    </style:style>
    <style:style style:name="T11" style:family="text">
      <style:text-properties fo:letter-spacing="normal" officeooo:rsid="0016139d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he People’s Assembly, convening on the </text:span><text:span text:style-name="T2">25th</text:span><text:span text:style-name="T1"> of August 2020 under the </text:span><text:span text:style-name="T2">21st</text:span><text:span text:style-name="T1"> PA Meeting.</text:span></text:p>
      <text:p text:style-name="P1"/>
      <text:p text:style-name="P1">The Assembly, recognising the current situation,</text:p>
      <text:p text:style-name="P1"/>
      <text:p text:style-name="P3"><text:span text:style-name="T11">Constitutes a need to amend the 2nd rule, specifically “</text:span><text:bookmark text:name="docs-internal-guid-4d4f09cf-7fff-2eb1-48d6-792b87cfcf0a"/><text:span text:style-name="T9">1-man communities count towards the Azuristani community for the "majority of communities need".</text:span><text:span text:style-name="T10">” to include an exception for historical communities:</text:span></text:p>
      <text:p text:style-name="P3"><text:span text:style-name="T10">1. The founding PA members (CLM, Argos, Liberdade, AR Porpoistan, *C*C*C*)</text:span></text:p>
      <text:p text:style-name="P3"><text:span text:style-name="T10">2. Any multi building structures that were never cleary part of Osbos, created before the founding of the PA, and accepted by the PA as such</text:span></text:p>
      <text:p text:style-name="P1"/>
      <text:p text:style-name="P1">And proceeds.</text:p>
      <text:p text:style-name="P1"/>
      <text:p text:style-name="P1">Signed by,</text:p>
      <text:p text:style-name="P2">RedPanda</text:p>
      <text:p text:style-name="P1"/>
      <text:p text:style-name="P1"/>
      <text:p text:style-name="P1"/>
      <text:p text:style-name="P5"><text:span text:style-name="T3">[Motion as: 2</text:span><text:span text:style-name="T5">1</text:span><text:span text:style-name="T3">-</text:span><text:span text:style-name="T5">2</text:span><text:span text:style-name="T3">: “</text:span><text:span text:style-name="T5">T</text:span><text:span text:style-name="T3">o amend rule 2 and make 1-man communities have their seperate community need delegate if they are a historical community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25T20:52:41.020623800</dc:date>
    <meta:editing-duration>PT8M20S</meta:editing-duration>
    <meta:editing-cycles>2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9" meta:word-count="115" meta:character-count="726" meta:non-whitespace-character-count="620"/>
  </office:meta>
</office:document-meta>
</file>